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s" fo:country="MX" fo:font-weight="bold"/>
    </style:style>
    <style:style style:name="P2" style:family="paragraph" style:parent-style-name="Text_20_body">
      <style:paragraph-properties fo:margin-top="0in" fo:margin-bottom="0in" loext:contextual-spacing="false"/>
      <style:text-properties fo:font-size="10pt" fo:language="es" fo:country="MX"/>
    </style:style>
    <style:style style:name="P3" style:family="paragraph" style:parent-style-name="Text_20_body">
      <style:paragraph-properties fo:margin-top="0in" fo:margin-bottom="0in" loext:contextual-spacing="false"/>
      <style:text-properties fo:font-size="10pt" fo:language="es" fo:country="MX" style:font-size-asian="10.5pt"/>
    </style:style>
    <style:style style:name="P4" style:family="paragraph" style:parent-style-name="Text_20_body">
      <style:paragraph-properties fo:margin-top="0in" fo:margin-bottom="0in" loext:contextual-spacing="false"/>
      <style:text-properties fo:font-size="10pt" fo:language="es" fo:country="MX" officeooo:rsid="0009df98" officeooo:paragraph-rsid="0009df98" style:font-size-asian="10.5pt"/>
    </style:style>
    <style:style style:name="P5" style:family="paragraph" style:parent-style-name="Text_20_body">
      <style:paragraph-properties fo:margin-top="0in" fo:margin-bottom="0in" loext:contextual-spacing="false"/>
      <style:text-properties fo:font-size="10pt" fo:language="es" fo:country="MX" officeooo:paragraph-rsid="00071643"/>
    </style:style>
    <style:style style:name="P6" style:family="paragraph" style:parent-style-name="Text_20_body">
      <style:paragraph-properties fo:margin-top="0in" fo:margin-bottom="0in" loext:contextual-spacing="false"/>
      <style:text-properties fo:font-size="10pt" fo:language="es" fo:country="MX" officeooo:rsid="0007e86b" officeooo:paragraph-rsid="0007e86b"/>
    </style:style>
    <style:style style:name="P7" style:family="paragraph" style:parent-style-name="Text_20_body">
      <style:paragraph-properties fo:margin-top="0in" fo:margin-bottom="0in" loext:contextual-spacing="false"/>
      <style:text-properties fo:font-size="10pt" fo:language="es" fo:country="MX" officeooo:rsid="0009df98" officeooo:paragraph-rsid="0009df98"/>
    </style:style>
    <style:style style:name="P8" style:family="paragraph" style:parent-style-name="Standard">
      <style:paragraph-properties fo:margin-top="0in" fo:margin-bottom="0.1965in" loext:contextual-spacing="false"/>
      <style:text-properties fo:font-size="10pt" fo:language="es" fo:country="MX" fo:font-weight="bold"/>
    </style:style>
    <style:style style:name="P9" style:family="paragraph" style:parent-style-name="Text_20_body" style:list-style-name="L1">
      <style:paragraph-properties fo:margin-top="0in" fo:margin-bottom="0.139in" loext:contextual-spacing="false" fo:padding="0in" fo:border="none"/>
      <style:text-properties fo:font-size="10pt" fo:language="es" fo:country="MX"/>
    </style:style>
    <style:style style:name="P10" style:family="paragraph" style:parent-style-name="Text_20_body" style:list-style-name="L1">
      <style:paragraph-properties fo:margin-top="0in" fo:margin-bottom="0.139in" loext:contextual-spacing="false" fo:padding="0in" fo:border="none"/>
      <style:text-properties fo:font-size="11pt" fo:language="es" fo:country="MX" officeooo:rsid="00071643" officeooo:paragraph-rsid="00071643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fo:font-size="10pt" fo:language="es" fo:country="MX" officeooo:paragraph-rsid="00071643"/>
    </style:style>
    <style:style style:name="T1" style:family="text">
      <style:text-properties fo:font-size="10pt"/>
    </style:style>
    <style:style style:name="T2" style:family="text">
      <style:text-properties fo:font-size="10pt" officeooo:rsid="0007e86b"/>
    </style:style>
    <style:style style:name="T3" style:family="text">
      <style:text-properties fo:font-size="10pt" officeooo:rsid="0009df98"/>
    </style:style>
    <style:style style:name="T4" style:family="text">
      <style:text-properties fo:font-size="10pt" officeooo:rsid="000e5c59"/>
    </style:style>
    <style:style style:name="T5" style:family="text">
      <style:text-properties fo:font-weight="bold"/>
    </style:style>
    <style:style style:name="T6" style:family="text">
      <style:text-properties officeooo:rsid="0009df98"/>
    </style:style>
    <style:style style:name="T7" style:family="text">
      <style:text-properties officeooo:rsid="000c96e3"/>
    </style:style>
    <style:style style:name="T8" style:family="text">
      <style:text-properties officeooo:rsid="000cd71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vador</text:p>
      <text:p text:style-name="P1"/>
      <text:p text:style-name="P8">Componentes</text:p>
      <text:list xml:id="list749899708901555222" text:style-name="L1">
        <text:list-item>
          <text:p text:style-name="P9">Push button <text:span text:style-name="T6">(botón de inicio)</text:span></text:p>
        </text:list-item>
        <text:list-item>
          <text:p text:style-name="P9">Paro de emergencia</text:p>
        </text:list-item>
        <text:list-item>
          <text:p text:style-name="P9">Display</text:p>
        </text:list-item>
        <text:list-item>
          <text:p text:style-name="P9">Buzzer</text:p>
        </text:list-item>
        <text:list-item>
          <text:p text:style-name="P10"><text:span text:style-name="T1">L</text:span><text:span text:style-name="T4">ED</text:span><text:span text:style-name="T1"> </text:span><text:span text:style-name="T2">amarillo </text:span><text:span text:style-name="T3">(salida de activación del circuito de ignición del cohete)</text:span></text:p>
        </text:list-item>
      </text:list>
      <text:p text:style-name="P2"><text:span text:style-name="T5">Modo de funcionamiento </text:span><text:line-break/></text:p>
      <text:p text:style-name="P6">Al encender el circuito se muestra la leyenda “<text:span text:style-name="T7">argonur.com – cohete modelo</text:span>” durante 10 segundos. </text:p>
      <text:p text:style-name="P5"/>
      <text:p text:style-name="P6"><text:span text:style-name="T6">Después</text:span> de los <text:span text:style-name="T8">5</text:span> Segundos</text:p>
      <text:p text:style-name="P5"/>
      <text:list xml:id="list2393974755961862999" text:style-name="L2">
        <text:list-item>
          <text:p text:style-name="P11">Si el paro de emergencia está presionado, el display muestra “PARO” y no se puede iniciar el conteo regresivo.<text:line-break/></text:p>
        </text:list-item>
        <text:list-item>
          <text:p text:style-name="P11">Si el paro de emergencia no está presionado, el display muestra “LISTO”.</text:p>
        </text:list-item>
      </text:list>
      <text:p text:style-name="P2"/>
      <text:p text:style-name="P2">Si cuando el display muestra “LISTO” se presiona el <text:span text:style-name="T6">botón</text:span> de inicio, se inicia la cuenta regresiva desde el 10 hasta el 0. El display deberá mostrar la cuenta regresiva. Al llegar al cero, se activa <text:span text:style-name="T6">por dos segundos </text:span>una salida <text:span text:style-name="T6">(LED amarillo)</text:span> que activa al circuito de ignición del cohete.</text:p>
      <text:p text:style-name="P2"/>
      <text:p text:style-name="P3">Si cuando el display muestra “LISTO” o durante la cuenta regresiva, se presiona el paro de emergencia, la cuenta se interrumpe, el display muestra “PARO”.</text:p>
      <text:p text:style-name="P3"/>
      <text:p text:style-name="P4">Al quitar el paro de emergencia, el display muestra “LISTO” y de presionarse el botón de inicio, la cuenta regresiva reinicia desde 10.</text:p>
      <text:p text:style-name="P2"/>
      <text:p text:style-name="P2">El buzzer emite un sonido cada segundo durante el conteo regresivo del 10 al 3 y cada vez más frecuente entre el 3 y el 0.</text:p>
      <text:p text:style-name="P2"/>
      <text:p text:style-name="P7">Al terminar el conteo y después de los dos segundos el display muestra “Cohete fue lanzado”. Se requiere apagar/prender el circuito para volver a usarlo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1:51:56.810098965</meta:creation-date>
    <dc:date>2018-05-24T23:16:40.297857000</dc:date>
    <meta:editing-duration>PT3H10M2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233" meta:character-count="1340" meta:non-whitespace-character-count="1125"/>
  </office:meta>
</office:document-meta>
</file>